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6669" officeooo:paragraph-rsid="001d6669"/>
    </style:style>
    <style:style style:name="T1" style:family="text">
      <style:text-properties officeooo:rsid="001fd789"/>
    </style:style>
    <style:style style:name="T2" style:family="text">
      <style:text-properties officeooo:rsid="002179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t Oak</text:h>
      <text:p text:style-name="P1"/>
      <text:p text:style-name="P1">Oak est un générateur de parser écrit en Rust permettant de créer des <text:span text:style-name="T2">langages de programmation</text:span> <text:span text:style-name="T1">et conçu par Pierre Talbot</text:span>. <text:span text:style-name="T2">Son principal intérêt, pour le moment, est de (génération de vecteur facile ; gestion d’erreur). Son développement se fait en Rust, (langage fonctionnel, bas niveau, traits) et avec PEG (blabla). Les objectifs d’amélioration sont de pouvoir rajouter les fonctionnalités (lecture de lexènes ; coloration syntaxique).</text:span></text:p>
      <text:p text:style-name="P1"/>
      <text:p text:style-name="P1"/>
      <text:p text:style-name="P1"/>
      <text:p text:style-name="P1"/>
      <text:p text:style-name="P1"/>
      <text:p text:style-name="P1">le contexte, qu'est-ce qu'on <text:line-break/>fait, pourquoi on le fait, comment on le fait, ce qui existe maintenant, <text:line-break/>les résultats attendu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9:19:29.627000000</meta:creation-date>
    <dc:date>2018-02-07T03:02:10.058000000</dc:date>
    <meta:editing-duration>PT1H30M28S</meta:editing-duration>
    <meta:editing-cycles>1</meta:editing-cycles>
    <meta:document-statistic meta:table-count="0" meta:image-count="0" meta:object-count="0" meta:page-count="1" meta:paragraph-count="3" meta:word-count="88" meta:character-count="577" meta:non-whitespace-character-count="489"/>
    <meta:generator>LibreOffice/5.3.6.1$Windows_X86_64 LibreOffice_project/686f202eff87ef707079aeb7f485847613344eb7</meta:generator>
  </office:meta>
</office:document-meta>
</file>